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text:p>
        <text:p text:style-name="TitleMain_scrBook_scrBody"><text:span text:style-name="TitleSecondary_TitleMain_scrBook_scrBody">Sikeigna Na Letasi Nigna</text:span><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_Paragraph_scrSection_columns_scrBook_scrBody">17 = 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VerseNumber_Paragraph_scrSection_columns_scrBook_scrBody">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 "> </text:note-citation><text:note-body><text:p text:style-name="NoteCrossHYPHENReferenceParagraph"><text:span text:style-name="NoteCrossHYPHENReferenceParagraph_Paragraph_scrSection_columns_scrBook_scrBody">116 = Levitikas 11:44-45, 19:2, 20:7</text:span></text:p></text:note-body></text:note></text:p>
          <text:p text:style-name="Paragraph_scrSection_columns_scrBook_scrBody"><text:span text:style-name="VerseNumber_Paragraph_scrSection_columns_scrBook_scrBody">17</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amp;apos;e ma na komi falaoa kena sikili horu,</text:span></text:p>
          <text:p text:style-name="Line1_scrSection_columns_scrBook_scrBody"><text:span text:style-name="VerseNumber_Line1_scrSection_columns_scrBook_scrBody">25</text:span><text:span text:style-name="span_Line1_scrSection_columns_scrBook_scrBody">kari na haghoregna a Lod ke mono thovohaliu.”</text:span><text:note text:id="ftn3" text:note-class="footnote"><text:note-citation text:label=" "> </text:note-citation><text:note-body><text:p text:style-name="NoteCrossHYPHENReferenceParagraph"><text:span text:style-name="NoteCrossHYPHENReferenceParagraph_Line1_scrSection_columns_scrBook_scrBody">125 = 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_scrSection_columns_scrBook_scrBody">2</text:span><text:span text:style-name="VerseNumber_Paragraph_scrSection_columns_scrBook_scrBody">1</text:span><text:span text:style-name="span_Paragraph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_scrBody">2</text:span><text:span text:style-name="span_Paragraph_scrSection_columns_scrBook_scrBody">Oti vaghagna na komi meomeo kena eu havi kena rofo mena haga susuu ghadia. Oti rofo eigna na haghoregna a God eigna nimiu na vaututuni keda heta, ma a God keda vahavighamu. </text:span><text:span text:style-name="VerseNumber_Paragraph_scrSection_columns_scrBook_scrBody">3</text:span><text:span text:style-name="span_Paragraph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4</text:span><text:span text:style-name="span_Paragraph_scrSection_columns_scrBook_scrBody">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_Paragraph_scrSection_columns_scrBook_scrBody">24 = Na naghoi ghahira kori hidigna na vathe: Reghia kori Diksonari.</text:span></text:p></text:note-body></text:note><text:span text:style-name="span_Paragraph_scrSection_columns_scrBook_scrBody"> Na ghahira iangeni, na komi tinoni kena bosi magnahaghinia, kari a God ke vahia me toatogha ke nagho vano. </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 </text:note-citation><text:note-body><text:p text:style-name="NoteCrossHYPHENReferenceParagraph"><text:span text:style-name="NoteCrossHYPHENReferenceParagraph_Line1_scrSection_columns_scrBook_scrBody">26 = Aesaea 28:16</text:span></text:p></text:note-body></text:note></text:p>
          <text:p text:style-name="ParagraphContinuation_scrSection_columns_scrBook_scrBody"><text:span text:style-name="VerseNumber_ParagraphContinuation_scrSection_columns_scrBook_scrBody">7</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 </text:note-citation><text:note-body><text:p text:style-name="NoteCrossHYPHENReferenceParagraph"><text:span text:style-name="NoteCrossHYPHENReferenceParagraph_Line1_scrSection_columns_scrBook_scrBody">27 = Psalm 118:22</text:span></text:p></text:note-body></text:note></text:p>
          <text:p text:style-name="ParagraphContinuation_scrSection_columns_scrBook_scrBody"><text:span text:style-name="VerseNumber_ParagraphContinuation_scrSection_columns_scrBook_scrBody">8</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 </text:note-citation><text:note-body><text:p text:style-name="NoteCrossHYPHENReferenceParagraph"><text:span text:style-name="NoteCrossHYPHENReferenceParagraph_Line1_scrSection_columns_scrBook_scrBody">28 = 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VerseNumber_Paragraph_scrSection_columns_scrBook_scrBody">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_Paragraph_scrSection_columns_scrBook_scrBody">213 = King gna i Rom: Reghia kori Diksonari.</text:span></text:p></text:note-body></text:note><text:span text:style-name="span_Paragraph_scrSection_columns_scrBook_scrBody"> eigna imanea ke vunaghi pungusira na komi tinoni gougovu. </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18</text:span><text:span text:style-name="span_Paragraph_scrSection_columns_scrBook_scrBody">Ighamu na komi tinoni seka,</text:span><text:note text:id="ftn9" text:note-class="footnote"><text:note-citation text:label="† ">† </text:note-citation><text:note-body><text:p text:style-name="NoteGeneralParagraph"><text:span text:style-name="NoteGeneralParagraph_Paragraph_scrSection_columns_scrBook_scrBody">218 = Tinoni seka: 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_scrSection_columns_scrBook_scrBody">3</text:span><text:span text:style-name="VerseNumber_Paragraph_scrSection_columns_scrBook_scrBody">1</text:span><text:span text:style-name="span_Paragraph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_scrBody">2</text:span><text:span text:style-name="span_Paragraph_scrSection_columns_scrBook_scrBody">eigna imarea kedana reghi leghua na puhimiu ke jino mena reghia mua ighamu koti ghaghana bohea a God. </text:span><text:span text:style-name="VerseNumber_Paragraph_scrSection_columns_scrBook_scrBody">3</text:span><text:span text:style-name="span_Paragraph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_scrBody">4</text:span><text:span text:style-name="span_Paragraph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_scrSection_columns_scrBook_scrBody">5</text:span><text:span text:style-name="span_Paragraph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_scrBody">6</text:span><text:span text:style-name="span_Paragraph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 </text:note-citation><text:note-body><text:p text:style-name="NoteCrossHYPHENReferenceParagraph"><text:span text:style-name="NoteCrossHYPHENReferenceParagraph_Line1_scrSection_columns_scrBook_scrBody">312 = 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VerseNumber_Paragraph_scrSection_columns_scrBook_scrBody">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_scrSection_columns_scrBook_scrBody">4</text:span><text:span text:style-name="VerseNumber_Paragraph_scrSection_columns_scrBook_scrBody">1</text:span><text:span text:style-name="span_Paragraph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_scrBody">2</text:span><text:span text:style-name="span_Paragraph_scrSection_columns_scrBook_scrBody">Imanea ke taveti sania na koakoa eigna keda boi leghua mua nigna na komi vanohehe ke dika kori vido ke talu havi mua kori maramagna. Keana imanea keda leghua vamua nigna na vanohehe a God. </text:span><text:span text:style-name="VerseNumber_Paragraph_scrSection_columns_scrBook_scrBody">3</text:span><text:span text:style-name="span_Paragraph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 </text:note-citation><text:note-body><text:p text:style-name="NoteCrossHYPHENReferenceParagraph"><text:span text:style-name="NoteCrossHYPHENReferenceParagraph_Line1_scrSection_columns_scrBook_scrBody">418 = Provebs 11:31</text:span></text:p></text:note-body></text:note></text:p>
          <text:p text:style-name="Paragraph_scrSection_columns_scrBook_scrBody"><text:span text:style-name="VerseNumber_Paragraph_scrSection_columns_scrBook_scrBody">19</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_scrSection_columns_scrBook_scrBody">5</text:span><text:span text:style-name="VerseNumber_Paragraph_scrSection_columns_scrBook_scrBody">1</text:span><text:span text:style-name="span_Paragraph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_scrBody">2</text:span><text:span text:style-name="span_Paragraph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_scrBody">3</text:span><text:span text:style-name="span_Paragraph_scrSection_columns_scrBook_scrBody">Saghoi hurura arahai koti batura vaghagna ighamu koti vunaghidia, keana oti tateli vanira na puhimiu ke nabagna kedana leghua. </text:span><text:span text:style-name="VerseNumber_Paragraph_scrSection_columns_scrBook_scrBody">4</text:span><text:span text:style-name="span_Paragraph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 </text:note-citation><text:note-body><text:p text:style-name="NoteCrossHYPHENReferenceParagraph"><text:span text:style-name="NoteCrossHYPHENReferenceParagraph_Line1_scrSection_columns_scrBook_scrBody">55 = Provebs 3:34</text:span></text:p></text:note-body></text:note></text:p>
          <text:p text:style-name="ParagraphContinuation_scrSection_columns_scrBook_scrBody"><text:span text:style-name="VerseNumber_ParagraphContinuation_scrSection_columns_scrBook_scrBody">6</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ictureCaption_pictureCenter_Paragraph_scrSection_columns_scrBook_scrBody"><draw:frame draw:style-name="Graphics0" draw:name="Graphics0" text:anchor-type="paragraph" draw:z-index="1" svg:width="342pt" svg:height="220.784810126582pt"><draw:text-box fo:min-height="0in"><draw:frame draw:style-name="Graphics0" draw:name="Graphics0" text:anchor-type="paragraph" svg:width="342pt" svg:height="220.784810126582pt"><draw:image xlink:type="simple" xlink:show="embed" xlink:actuatet="onLoad" xlink:href="Pictures/1.tif"/><svg:desc>lion.tif</svg:desc></draw:frame><text:p text:style-name="ForcedDiv"><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 ">† </text:note-citation><text:note-body><text:p text:style-name="NoteGeneralParagraph"><text:span text:style-name="NoteGeneralParagraph_Paragraph_scrSection_columns_scrBook_scrBody">514 = 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padding-top="36pt" fo:border-top="0.5pt solid #ffffff"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text" style:parent-style-name="TitleMain_scrBook_scrBody">
      <style:text-properties 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paragraph-properties style:vertical-align="top" fo:text-indent="0pt" fo:margin-left="0pt" fo:padding-right="2pt" fo:border-right="0.5pt solid #ffffff" fo:float="left" style:line-spacing="7.5pt"/>
      <style:text-properties fo:font-weight="700" style:font-weight-complex="700" fo:font-family="Charis SIL" style:font-name-complex="Charis SIL" fo:font-size="27.5pt" style:font-size-complex="27.5pt" fo:language="none" fo:country="none"/>
    </style:style>
    <style:style xmlns:style="urn:oasis:names:tc:opendocument:xmlns:style:1.0" style:name="VerseNumber1_Paragraph1_scrSection_columns_scrBook_scrBody" style:family="text" style:parent-style-name="Paragraph1_scrSection_columns_scrBook_scrBody">
      <style:text-properties 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lef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ChapterNumber_Paragraph_scrSection_columns_scrBook_scrBody" style:family="text" style:parent-style-name="Paragraph_scrSection_columns_scrBook_scrBody">
      <style:paragraph-properties style:vertical-align="top" fo:text-indent="0pt" fo:margin-left="0pt" fo:padding-right="2pt" fo:border-right="0.5pt solid #ffffff" fo:float="left" style:line-spacing="7.5pt"/>
      <style:text-properties fo:font-weight="700" style:font-weight-complex="700" fo:font-family="Charis SIL" style:font-name-complex="Charis SIL" fo:font-size="27.5pt" style:font-size-complex="27.5pt"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top="0.5pt solid #ffffff" fo:padding-bottom="21pt" fo:border-bottom="0.5pt solid #ffffff" style:line-spacing="16pt"/>
      <style:text-properties fo:font-size="14pt"/>
    </style:style>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lef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padding-top="0pt" fo:border-top="0.5pt solid #ffffff" fo:margin-top="12pt" fo:margin-bottom="6pt" style:line-spacing="12pt"/>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padding-top="36pt" fo:border-top="0.5pt solid #ffffff"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right" style:vertical-pos="from-top" style:vertical-rel="paragraph" style:horizontal-pos="lef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marker" text:citation-body-style-name="NoteCrossHYPHENReferenceParagraph..footnote-call" style:num-format="1" text:start-value="0" text:footnotes-position="page" text:start-numbering-at="document"/>
    <text:notes-configuration text:note-class="NoteGeneralParagraph" text:citation-style-name="NoteGeneralParagraph..footnote-marker"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tab/>
          <text:span text:style-name="PageHeaderFooter13">
            <text:chapter text:display="name" text:outline-level="9"/>
            <text:chapter text:display="name" text:outline-level="10"/>
          </text:span>
          <text:tab/>
          <text:span text:style-name="PageHeaderFooter14"/>
        </text:p>
      </style:header>
      <style:footer>
        <text:p text:style-name="Footer">
          <text:span text:style-name="PageHeaderFooter15"/>
          <text:tab/>
          <text:span text:style-name="PageHeaderFooter16">
            <text:page-number text:select-page="current">4</text:page-number>
          </text:span>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9"/>
            <text:chapter text:display="name" text:outline-level="10"/>
          </text:span>
          <text:tab/>
          <text:span text:style-name="PageHeaderFooter20"/>
        </text:p>
      </style:header>
      <style:footer>
        <text:p text:style-name="Footer">
          <text:span text:style-name="PageHeaderFooter21"/>
          <text:tab/>
          <text:span text:style-name="PageHeaderFooter22">
            <text:page-number text:select-page="current">4</text:page-number>
          </text:span>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Admin</meta:initial-creator>
    <meta:creation-date>2011-02-03T19:38:39</meta:creation-date>
    <dc:creator>Admin</dc:creator>
    <dc:date>2011-02-03T19:38:39</dc:date>
    <meta:editing-cycles>1</meta:editing-cycles>
    <meta:editing-duration>PT2M27S</meta:editing-duration>
    <meta:AssemblyVersion Assembly-Version="OpenOfficeConvert 0.6.15.547"/>
    <meta:Created-By Created-By="ReSharper 5.1.1753.4"/>
    <meta:user-defined meta:name="Assembly-Version">OpenOfficeConvert 0.6.15.547</meta:user-defined>
    <meta:user-defined meta:name="Created-By">ReSharper 5.1.1753.4</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True"
Const OutputFormat = "odt"
Const FilePath = "E:\SVN\pathway\Test\PsExport\TestFiles\Output\T2\1pe"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